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Open Sans" svg:font-family="'Open Sans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Open Sans" fo:font-size="12pt" fo:language="fr" fo:country="FR" style:font-size-asian="12pt" style:language-asian="zxx" style:country-asian="none" style:font-size-complex="12pt" style:language-complex="zxx" style:country-complex="none"/>
    </style:style>
    <style:style style:name="P2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Open Sans" fo:font-size="12pt" fo:language="fr" fo:country="FR" officeooo:paragraph-rsid="0002d861" style:font-size-asian="12pt" style:language-asian="zxx" style:country-asian="none" style:font-size-complex="12pt" style:language-complex="zxx" style:country-complex="none"/>
    </style:style>
    <style:style style:name="P3" style:family="paragraph" style:parent-style-name="Standard">
      <style:paragraph-properties fo:margin-top="0.101cm" fo:margin-bottom="0.101cm" loext:contextual-spacing="false" fo:line-height="115%" fo:text-align="end" style:justify-single-word="false"/>
      <style:text-properties style:font-name="Open Sans" fo:font-size="12pt" fo:language="fr" fo:country="FR" officeooo:rsid="00023281" officeooo:paragraph-rsid="00023281" style:font-size-asian="12pt" style:language-asian="zxx" style:country-asian="none" style:font-size-complex="12pt" style:language-complex="zxx" style:country-complex="none"/>
    </style:style>
    <style:style style:name="P4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Open Sans" fo:font-size="12pt" fo:language="fr" fo:country="FR" officeooo:rsid="0004b4b8" officeooo:paragraph-rsid="0004b4b8" style:font-size-asian="12pt" style:language-asian="zxx" style:country-asian="none" style:font-size-complex="12pt" style:language-complex="zxx" style:country-complex="none"/>
    </style:style>
    <style:style style:name="P5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Open Sans" fo:font-size="12pt" fo:language="fr" fo:country="FR" style:font-size-asian="12pt" style:language-asian="zxx" style:country-asian="none" style:font-size-complex="12pt" style:language-complex="zxx" style:country-complex="none"/>
    </style:style>
    <style:style style:name="T1" style:family="text">
      <style:text-properties officeooo:rsid="00000841"/>
    </style:style>
    <style:style style:name="T2" style:family="text">
      <style:text-properties officeooo:rsid="000157fd"/>
    </style:style>
    <style:style style:name="T3" style:family="text">
      <style:text-properties officeooo:rsid="00023281"/>
    </style:style>
    <style:style style:name="T4" style:family="text">
      <style:text-properties officeooo:rsid="0002d861"/>
    </style:style>
    <style:style style:name="T5" style:family="text">
      <style:text-properties officeooo:rsid="0004b4b8"/>
    </style:style>
    <style:style style:name="T6" style:family="text">
      <style:text-properties officeooo:rsid="0005a1c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Nom : VINCENT</text:p>
      <text:p text:style-name="P5">Prénom: Bastien</text:p>
      <text:p text:style-name="P5">Adresse : <text:span text:style-name="T5">247 cours du général de Gaulle, 33170 Gradignan</text:span></text:p>
      <text:p text:style-name="P5">Tel : 0750281410</text:p>
      <text:p text:style-name="P5">Mail : bastien.vincent41@yahoo.com</text:p>
      <text:p text:style-name="P1"/>
      <text:p text:style-name="P1">Objet : Candidature pour <text:span text:style-name="T5">le stage développeur Java / JEE - HEO.</text:span></text:p>
      <text:p text:style-name="P1"><text:tab/><text:tab/></text:p>
      <text:p text:style-name="P1"><text:tab/><text:tab/><text:tab/>Madame, Monsieur,</text:p>
      <text:p text:style-name="P1"/>
      <text:p text:style-name="P1"><text:tab/>Actuellement <text:span text:style-name="T1">en recherche d’un stage de 10 semaines pour avril 2019</text:span>. <text:span text:style-name="T1">Je souhaite postuler pour ce stage,</text:span> <text:span text:style-name="T2">dans le but</text:span> <text:span text:style-name="T2">d’</text:span>obtenir, <text:span text:style-name="T2">de</text:span> l’expérience professionnelle <text:span text:style-name="T1">ainsi que valider mon DUT informatique.</text:span></text:p>
      <text:p text:style-name="P1"/>
      <text:p text:style-name="P1">Je m'appelle Bastien VINCENT, j'ai 1<text:span text:style-name="T4">8</text:span>ans, je suis passionné par l'informatique, <text:span text:style-name="T1">la mécanique</text:span> et le cyclisme. <text:span text:style-name="T4">J’aime le travaille en groupe lorsque que chacun peu donner son avis, surtout pour le développement d’un projet</text:span>. Je suis <text:span text:style-name="T4">quelqu’un de</text:span> débrouillard et <text:span text:style-name="T4">d’</text:span>habile de mes mains. </text:p>
      <text:p text:style-name="P2"/>
      <text:p text:style-name="P2">J<text:span text:style-name="T1">e suis en 2ème année de DUT informatique, titulaire d’un Bac technologique auquel j’ai eu la mention très bien. J’ai passé une formation pour devenir initiateur à la FFCT, c’est à dire que je sais éduquer et m’occuper d’un groupes d’une douzaine de jeunes à la pratique du VTT, c’est une grande responsabilités de part le fait d’assurer leur sécurité.</text:span></text:p>
      <text:p text:style-name="P2"/>
      <text:p text:style-name="P4">Je maîtrise les langages java et sql, et <text:span text:style-name="T6">m’apprête à apprendre le jee en janvier à l’iut et Oracle par moi même.</text:span></text:p>
      <text:p text:style-name="P1"/>
      <text:p text:style-name="P2">Je reste à disposition pour plus de renseignement <text:span text:style-name="T4">et</text:span> vous remercie pour votre attention. </text:p>
      <text:p text:style-name="P2"><text:span text:style-name="T4">J</text:span>e vous prie d'a<text:span text:style-name="T3">gréer</text:span> mes sincères salutations Madame, Monsieur.</text:p>
      <text:p text:style-name="P1"/>
      <text:p text:style-name="P3">Bastien VINCENT <text:s text:c="1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Open Sans" svg:font-family="'Open Sans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27M54S</meta:editing-duration>
    <meta:editing-cycles>7</meta:editing-cycles>
    <meta:generator>LibreOffice/5.4.5.1$Windows_X86_64 LibreOffice_project/79c9829dd5d8054ec39a82dc51cd9eff340dbee8</meta:generator>
    <dc:date>2018-09-24T19:53:36.094000000</dc:date>
    <meta:print-date>2017-04-23T19:54:26.98</meta:print-date>
    <meta:document-statistic meta:table-count="0" meta:image-count="0" meta:object-count="0" meta:page-count="1" meta:paragraph-count="15" meta:word-count="216" meta:character-count="1351" meta:non-whitespace-character-count="1124"/>
    <meta:user-defined meta:name="Info 1"/>
    <meta:user-defined meta:name="Info 2"/>
    <meta:user-defined meta:name="Info 3"/>
    <meta:user-defined meta:name="Info 4"/>
  </office:meta>
</office:document-meta>
</file>